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fits mean</text:p>
          </table:table-cell>
          <table:table-cell office:value-type="float" office:value="95.7" calcext:value-type="float">
            <text:p>95,7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[.B1]" office:value-type="float" office:value="95.7" calcext:value-type="float">
            <text:p>95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1247" calcext:value-type="float">
            <text:p>1247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[.B2]/SQRT([.B3])" office:value-type="float" office:value="124.7" calcext:value-type="float">
            <text:p>124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es per week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Prob(see table)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QA: probability of loss?</text:p>
          </table:table-cell>
          <table:table-cell table:number-columns-repeated="2"/>
          <table:table-cell office:value-type="string" calcext:value-type="string">
            <text:p>---&gt; probabilidad de que la suma de las 100 sea &lt;0</text:p>
          </table:table-cell>
          <table:table-cell table:number-columns-repeated="3"/>
          <table:table-cell table:formula="of:=0-[.F1]/[.F2]" office:value-type="float" office:value="-0.767441860465116" calcext:value-type="float">
            <text:p>-0,767441860465116</text:p>
          </table:table-cell>
          <table:table-cell office:value-type="float" office:value="0.2206" calcext:value-type="float">
            <text:p>0,2206</text:p>
          </table:table-cell>
          <table:table-cell table:formula="of:=[.I5]*100" office:value-type="float" office:value="22.06" calcext:value-type="float">
            <text:p>22,06</text:p>
          </table:table-cell>
        </table:table-row>
        <table:table-row table:style-name="ro1">
          <table:table-cell office:value-type="string" calcext:value-type="string">
            <text:p>QB: Probability of more of 20000</text:p>
          </table:table-cell>
          <table:table-cell table:number-columns-repeated="2"/>
          <table:table-cell office:value-type="string" calcext:value-type="string">
            <text:p>---&gt; probabilidad de que la suma de las 100 sea &gt;20000</text:p>
          </table:table-cell>
          <table:table-cell table:number-columns-repeated="3"/>
          <table:table-cell table:formula="of:=(200-[.F1])/[.F2]" office:value-type="float" office:value="0.836407377706496" calcext:value-type="float">
            <text:p>0,836407377706496</text:p>
          </table:table-cell>
          <table:table-cell office:value-type="float" office:value="0.7995" calcext:value-type="float">
            <text:p>0,7995</text:p>
          </table:table-cell>
          <table:table-cell table:formula="of:=100-[.I6]*100" office:value-type="float" office:value="20.05" calcext:value-type="float">
            <text:p>20,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 limit Theor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pling Distribution mean = population mean</text:p>
          </table:table-cell>
          <table:table-cell table:number-columns-repeated="3"/>
          <table:table-cell office:value-type="float" office:value="95.7" calcext:value-type="float">
            <text:p>95,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ing Distribution Stdev = poulation stdev / sqrt(sample siz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(193.6-192)/8" office:value-type="float" office:value="0.199999999999999" calcext:value-type="float">
            <text:p>0,19999999999999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pulation</text:p>
          </table:table-cell>
          <table:table-cell table:number-columns-repeated="3"/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ob(table)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15]" office:value-type="float" office:value="20" calcext:value-type="float">
            <text:p>20</text:p>
          </table:table-cell>
          <table:table-cell/>
          <table:table-cell table:formula="of:=(19-[.E15])/[.E16]" office:value-type="float" office:value="-2" calcext:value-type="float">
            <text:p>-2</text:p>
          </table:table-cell>
          <table:table-cell office:value-type="float" office:value="0.0228" calcext:value-type="float">
            <text:p>0,0228</text:p>
          </table:table-cell>
          <table:table-cell table:formula="of:=[.H15]*100" office:value-type="float" office:value="2.28" calcext:value-type="float">
            <text:p>2,28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6]/SQRT([.E17])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siz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is the probability of the mean of the sample being &lt;19?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Investing companies</text:p>
          </table:table-cell>
          <table:table-cell table:number-columns-repeated="3"/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X 4%</text:p>
          </table:table-cell>
          <table:table-cell office:value-type="string" calcext:value-type="string">
            <text:p>P(X&lt;4%)</text:p>
          </table:table-cell>
          <table:table-cell office:value-type="string" calcext:value-type="string">
            <text:p>X 5%</text:p>
          </table:table-cell>
          <table:table-cell office:value-type="string" calcext:value-type="string">
            <text:p>P(X&lt;5%)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[.B24]" office:value-type="float" office:value="4.5" calcext:value-type="float">
            <text:p>4,5</text:p>
          </table:table-cell>
          <table:table-cell/>
          <table:table-cell table:formula="of:=(4-[.E24])/[.E25]" office:value-type="float" office:value="-2.10818510677892" calcext:value-type="float">
            <text:p>-2,10818510677892</text:p>
          </table:table-cell>
          <table:table-cell office:value-type="float" office:value="0.0174" calcext:value-type="float">
            <text:p>0,0174</text:p>
          </table:table-cell>
          <table:table-cell table:formula="of:=(5-[.E24])/[.E25]" office:value-type="float" office:value="2.10818510677892" calcext:value-type="float">
            <text:p>2,10818510677892</text:p>
          </table:table-cell>
          <table:table-cell office:value-type="float" office:value="0.9826" calcext:value-type="float">
            <text:p>0,9826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formula="of:=[.B25]/SQRT([.E26])" office:value-type="float" office:value="0.237170824512628" calcext:value-type="float">
            <text:p>0,237170824512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siz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is the probability that the average return of the sample was &gt;4% and &lt; 5%?</text:p>
          </table:table-cell>
          <table:table-cell table:number-columns-repeated="5"/>
          <table:table-cell table:formula="of:=[.J24]-[.H24]" office:value-type="float" office:value="0.9652" calcext:value-type="float">
            <text:p>0,965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Pension fund</text:p>
          </table:table-cell>
          <table:table-cell table:number-columns-repeated="3"/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(X&lt;90%)</text:p>
          </table:table-cell>
          <table:table-cell office:value-type="string" calcext:value-type="string">
            <text:p>P(X&gt;90%)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B33]" office:value-type="float" office:value="80" calcext:value-type="float">
            <text:p>80</text:p>
          </table:table-cell>
          <table:table-cell/>
          <table:table-cell table:formula="of:=(90-[.E33])/[.E34]" office:value-type="float" office:value="2.35702260395516" calcext:value-type="float">
            <text:p>2,35702260395516</text:p>
          </table:table-cell>
          <table:table-cell office:value-type="float" office:value="0.9909" calcext:value-type="float">
            <text:p>0,9909</text:p>
          </table:table-cell>
          <table:table-cell table:formula="of:=1-[.H33]" office:value-type="float" office:value="0.0091" calcext:value-type="float">
            <text:p>0,0091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4]/SQRT([.E35])" office:value-type="float" office:value="4.24264068711929" calcext:value-type="float">
            <text:p>4,242640687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siz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is the probability that the average return of the sample was &gt; 90%?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nuel Vicente García Rodríguez</meta:initial-creator>
    <meta:creation-date>2025-08-08T12:56:36.504214000</meta:creation-date>
    <dc:date>2025-08-08T16:32:15.438322900</dc:date>
    <dc:creator>Manuel Vicente García Rodríguez</dc:creator>
    <meta:editing-duration>PT1H12M25S</meta:editing-duration>
    <meta:editing-cycles>2</meta:editing-cycles>
    <meta:generator>LibreOffice/25.2.4.3$Windows_X86_64 LibreOffice_project/33e196637044ead23f5c3226cde09b47731f7e27</meta:generator>
    <meta:document-statistic meta:table-count="1" meta:cell-count="82" meta:object-count="0"/>
  </office:meta>
</office:document-meta>
</file>